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3C0EC505DE5BCC54815.jpg" manifest:media-type="image/jpeg"/>
  <manifest:file-entry manifest:full-path="Pictures/1000000000000500000003C0E4B74166B08F873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Vazir Code" svg:font-family="'Vazir Cod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2b36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5.462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margin-top="0cm" fo:margin-bottom="0cm" fo:line-height="9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top="0cm" fo:margin-bottom="0cm" fo:line-height="90%" fo:text-align="center" style:punctuation-wrap="hanging"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.401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Rounded MT Bold" fo:font-size="66.5pt" fo:letter-spacing="normal" fo:font-style="normal" style:text-underline-style="none" fo:font-weight="normal" style:font-size-asian="66.5pt" style:font-style-asian="normal" style:font-weight-asian="normal" style:font-size-complex="66.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3" style:family="text">
      <style:text-properties fo:font-variant="normal" fo:text-transform="none" fo:color="#b58900" style:text-line-through-style="none" style:text-line-through-type="none" style:text-position="0% 100%" style:font-name="Arial Rounded MT Bold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4" style:family="text">
      <style:text-properties fo:font-variant="normal" fo:text-transform="none" fo:color="#ffffcc" style:text-line-through-style="none" style:text-line-through-type="none" style:text-position="0% 100%" style:font-name="Vazir Code" fo:font-size="36pt" fo:letter-spacing="normal" fo:font-style="normal" style:text-underline-style="none" fo:font-weight="bold" style:font-size-asian="36pt" style:font-style-asian="normal" style:font-weight-asian="bold" style:font-name-complex="Vazir Code" style:font-size-complex="36pt" style:font-style-complex="normal" style:font-weight-complex="bold"/>
    </style:style>
    <style:style style:name="T5" style:family="text">
      <style:text-properties fo:font-variant="normal" fo:text-transform="none" fo:color="#b58900" style:text-line-through-style="none" style:text-line-through-type="none" style:text-position="0% 100%" style:font-name="Vazir Code" fo:font-size="36pt" fo:letter-spacing="normal" fo:font-style="normal" style:text-underline-style="none" fo:font-weight="bold" style:font-size-asian="36pt" style:font-style-asian="normal" style:font-weight-asian="bold" style:font-name-complex="Vazir Code" style:font-size-complex="36pt" style:font-style-complex="normal" style:font-weight-complex="bold"/>
    </style:style>
    <style:style style:name="T6" style:family="text">
      <style:text-properties fo:font-variant="normal" fo:text-transform="none" fo:color="#cb4b16" style:text-line-through-style="none" style:text-line-through-type="none" style:text-position="0% 100%" style:font-name="Vazir Code" fo:font-size="36pt" fo:letter-spacing="normal" fo:font-style="normal" style:text-underline-style="none" fo:font-weight="bold" style:font-size-asian="36pt" style:font-style-asian="normal" style:font-weight-asian="bold" style:font-name-complex="Vazir Code" style:font-size-complex="36pt" style:font-style-complex="normal" style:font-weight-complex="bold"/>
    </style:style>
    <style:style style:name="T7" style:family="text">
      <style:text-properties fo:font-variant="normal" fo:text-transform="none" fo:color="#dc322f" style:text-line-through-style="none" style:text-line-through-type="none" style:text-position="0% 100%" style:font-name="Vazir Code" fo:font-size="36pt" fo:letter-spacing="normal" fo:font-style="normal" style:text-underline-style="none" fo:font-weight="bold" style:font-size-asian="36pt" style:font-style-asian="normal" style:font-weight-asian="bold" style:font-name-complex="Vazir Code" style:font-size-complex="36pt" style:font-style-complex="normal" style:font-weight-complex="bold"/>
    </style:style>
    <style:style style:name="T8" style:family="text">
      <style:text-properties fo:font-variant="normal" fo:text-transform="none" fo:color="#d33682" style:text-line-through-style="none" style:text-line-through-type="none" style:text-position="0% 100%" style:font-name="Vazir Code" fo:font-size="36pt" fo:letter-spacing="normal" fo:font-style="normal" style:text-underline-style="none" fo:font-weight="bold" style:font-size-asian="36pt" style:font-style-asian="normal" style:font-weight-asian="bold" style:font-name-complex="Vazir Code" style:font-size-complex="36pt" style:font-style-complex="normal" style:font-weight-complex="bold"/>
    </style:style>
    <style:style style:name="T9" style:family="text">
      <style:text-properties fo:font-variant="normal" fo:text-transform="none" fo:color="#6c71c4" style:text-line-through-style="none" style:text-line-through-type="none" style:text-position="0% 100%" style:font-name="Vazir Code" fo:font-size="36pt" fo:letter-spacing="normal" fo:font-style="normal" style:text-underline-style="none" fo:font-weight="bold" style:font-size-asian="36pt" style:font-style-asian="normal" style:font-weight-asian="bold" style:font-name-complex="Vazir Code" style:font-size-complex="36pt" style:font-style-complex="normal" style:font-weight-complex="bold"/>
    </style:style>
    <style:style style:name="T10" style:family="text">
      <style:text-properties fo:font-variant="normal" fo:text-transform="none" fo:color="#268bd2" style:text-line-through-style="none" style:text-line-through-type="none" style:text-position="0% 100%" style:font-name="Vazir Code" fo:font-size="36pt" fo:letter-spacing="normal" fo:font-style="normal" style:text-underline-style="none" fo:font-weight="bold" style:font-size-asian="36pt" style:font-style-asian="normal" style:font-weight-asian="bold" style:font-name-complex="Vazir Code" style:font-size-complex="36pt" style:font-style-complex="normal" style:font-weight-complex="bold"/>
    </style:style>
    <style:style style:name="T11" style:family="text">
      <style:text-properties fo:font-variant="normal" fo:text-transform="none" fo:color="#2aa198" style:text-line-through-style="none" style:text-line-through-type="none" style:text-position="0% 100%" style:font-name="Vazir Code" fo:font-size="36pt" fo:letter-spacing="normal" fo:font-style="normal" style:text-underline-style="none" fo:font-weight="bold" style:font-size-asian="36pt" style:font-style-asian="normal" style:font-weight-asian="bold" style:font-name-complex="Vazir Code" style:font-size-complex="36pt" style:font-style-complex="normal" style:font-weight-complex="bold"/>
    </style:style>
    <style:style style:name="T12" style:family="text">
      <style:text-properties fo:font-variant="normal" fo:text-transform="none" fo:color="#859900" style:text-line-through-style="none" style:text-line-through-type="none" style:text-position="0% 100%" style:font-name="Vazir Code" fo:font-size="36pt" fo:letter-spacing="normal" fo:font-style="normal" style:text-underline-style="none" fo:font-weight="bold" style:font-size-asian="36pt" style:font-style-asian="normal" style:font-weight-asian="bold" style:font-name-complex="Vazir Code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7.092cm" svg:height="2.345cm" svg:x="4.999cm" svg:y="22.274cm" presentation:class="title" presentation:user-transformed="true">
          <draw:text-box>
            <text:p text:style-name="P1"><text:span text:style-name="T1">R Programming</text:span></text:p>
          </draw:text-box>
        </draw:frame>
        <draw:custom-shape draw:name="Title 1" draw:style-name="gr1" draw:text-style-name="P2" draw:layer="layout" svg:width="27.092cm" svg:height="2.345cm" svg:x="4.094cm" svg:y="24.098cm">
          <text:p text:style-name="P3"><text:span text:style-name="T2">Maani Beigy, MD-M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: Why R?" draw:style-name="dp3" draw:master-page-name="Title_20_and_20_Content" presentation:presentation-page-layout-name="AL2T11">
        <draw:frame draw:name="Title 1" presentation:style-name="pr3" draw:text-style-name="P6" draw:layer="layout" svg:width="31.158cm" svg:height="5.238cm" svg:x="2.483cm" svg:y="1.442cm" presentation:class="title" presentation:user-transformed="true">
          <draw:text-box>
            <text:p text:style-name="P5"><text:span text:style-name="T3">Introduction: Why R?</text:span></text:p>
          </draw:text-box>
        </draw:frame>
        <draw:frame draw:name="Content Placeholder 2" presentation:style-name="pr4" draw:text-style-name="P8" draw:layer="layout" svg:width="31.158cm" svg:height="17.188cm" svg:x="2.483cm" svg:y="7.214cm" presentation:class="outline" presentation:user-transformed="true">
          <draw:text-box>
            <text:p text:style-name="P7"><text:span text:style-name="T4">Say something to me </text:span></text:p>
            <text:p text:style-name="P7"><text:span text:style-name="T5">Yellow (181 137 0) #b58900</text:span></text:p>
            <text:p text:style-name="P7"><text:span text:style-name="T6">Orange (203 75 22) #cb4b16</text:span></text:p>
            <text:p text:style-name="P7"><text:span text:style-name="T7">Red (220 50 47) #dc322f</text:span></text:p>
            <text:p text:style-name="P7"><text:span text:style-name="T8">Magenta (211 54 130) #d33682</text:span></text:p>
            <text:p text:style-name="P7"><text:span text:style-name="T9">Violet (108 113 196) #6c71c4</text:span></text:p>
            <text:p text:style-name="P7"><text:span text:style-name="T10">Blue (38 139 210) #268bd2</text:span></text:p>
            <text:p text:style-name="P7"><text:span text:style-name="T11">Cyan (42 161 152) #2aa198</text:span></text:p>
            <text:p text:style-name="P7"><text:span text:style-name="T12">Green (133 153 0) #85900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Vazir Code" svg:font-family="'Vazir Cod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500000003C0E4B74166B08F873E.jpg" xlink:type="simple" xlink:show="embed" xlink:actuate="onLoad"/>
    <draw:fill-image draw:name="msFillBitmap_20_2" draw:display-name="msFillBitmap 2" xlink:href="Pictures/1000000000000500000003C0EC505DE5BCC54815.jpg" xlink:type="simple" xlink:show="embed" xlink:actuate="onLoad"/>
    <draw:fill-image draw:name="msFillBitmap_20_3" draw:display-name="msFillBitmap 3" xlink:href="Pictures/1000000000000500000003C0E4B74166B08F873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4.524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90%" fo:text-align="start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MP13" style:family="paragraph">
      <style:paragraph-properties fo:margin-left="0cm" fo:margin-right="0cm" fo:margin-top="0.176cm" fo:margin-bottom="0cm" fo:line-height="90%" fo:text-align="start" fo:text-indent="0cm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7.092cm" svg:height="9.431cm" svg:x="4.516cm" svg:y="4.43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8.126cm" svg:height="1.441cm" svg:x="2.483cm" svg:y="25.113cm" presentation:class="date-time" presentation:user-transformed="true">
        <draw:text-box>
          <text:p text:style-name="MP7"><text:span text:style-name="MT3"><text:date style:data-style-name="D1" text:date-value="2019-02-09">2/9/19</text:date></text:span></text:p>
        </draw:text-box>
      </draw:frame>
      <draw:frame draw:name="Footer Placeholder 4" presentation:style-name="Mpr2" draw:text-style-name="MP8" draw:layer="backgroundobjects" svg:width="12.187cm" svg:height="1.441cm" svg:x="11.968cm" svg:y="25.113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8.126cm" svg:height="1.441cm" svg:x="25.515cm" svg:y="25.11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5" draw:text-style-name="MP11" draw:layer="backgroundobjects" svg:width="31.158cm" svg:height="5.238cm" svg:x="2.483cm" svg:y="1.442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31.158cm" svg:height="17.188cm" svg:x="2.483cm" svg:y="7.214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8.126cm" svg:height="1.441cm" svg:x="2.483cm" svg:y="25.113cm" presentation:class="date-time" presentation:user-transformed="true">
        <draw:text-box>
          <text:p text:style-name="MP7"><text:span text:style-name="MT3"><text:date style:data-style-name="D1" text:date-value="2019-02-09">2/9/19</text:date></text:span></text:p>
        </draw:text-box>
      </draw:frame>
      <draw:frame draw:name="Footer Placeholder 4" presentation:style-name="Mpr7" draw:text-style-name="MP8" draw:layer="backgroundobjects" svg:width="12.187cm" svg:height="1.441cm" svg:x="11.968cm" svg:y="25.113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8.126cm" svg:height="1.441cm" svg:x="25.515cm" svg:y="25.11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Your Title Here</dc:title>
    <meta:initial-creator>Deepak Malhotra</meta:initial-creator>
    <meta:editing-cycles>13</meta:editing-cycles>
    <meta:creation-date>2017-05-08T10:38:44</meta:creation-date>
    <dc:date>2019-02-09T17:55:21.506054635</dc:date>
    <meta:editing-duration>PT7H34M50S</meta:editing-duration>
    <meta:generator>LibreOffice/6.0.7.3$Linux_X86_64 LibreOffice_project/00m0$Build-3</meta:generator>
    <meta:document-statistic meta:object-count="4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